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51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3.672cm"/>
    </style:style>
    <style:style style:name="co8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cell-protect="protected" style:print-content="true"/>
    </style:style>
    <style:style style:name="ce7" style:family="table-cell" style:parent-style-name="Default">
      <style:table-cell-properties style:cell-protect="protected" style:print-content="true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Marks_Term 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<text:s/>Hindi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<text:s text:c="4"/>Total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formula="of:=SUM([.B2:.F2])" office:value-type="float" office:value="342" calcext:value-type="float">
            <text:p>342</text:p>
          </table:table-cell>
          <table:table-cell table:formula="of:=AVERAGE([.B2:.F2])"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Shyam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SUM([.B3:.F3])" office:value-type="float" office:value="364" calcext:value-type="float">
            <text:p>364</text:p>
          </table:table-cell>
          <table:table-cell table:formula="of:=AVERAGE([.B3:.F3])" office:value-type="float" office:value="72.8" calcext:value-type="float">
            <text:p>72.8</text:p>
          </table:table-cell>
        </table:table-row>
        <table:table-row table:style-name="ro1">
          <table:table-cell office:value-type="string" calcext:value-type="string">
            <text:p>Rishi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formula="of:=SUM([.B4:.F4])" office:value-type="float" office:value="342" calcext:value-type="float">
            <text:p>342</text:p>
          </table:table-cell>
          <table:table-cell table:formula="of:=AVERAGE([.B4:.F4])"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Akash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SUM([.B5:.F5])" office:value-type="float" office:value="244" calcext:value-type="float">
            <text:p>244</text:p>
          </table:table-cell>
          <table:table-cell table:formula="of:=AVERAGE([.B5:.F5])"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Mohan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formula="of:=SUM([.B6:.F6])" office:value-type="float" office:value="347" calcext:value-type="float">
            <text:p>347</text:p>
          </table:table-cell>
          <table:table-cell table:formula="of:=AVERAGE([.B6:.F6])" office:value-type="float" office:value="69.4" calcext:value-type="float">
            <text:p>69.4</text:p>
          </table:table-cell>
        </table:table-row>
      </table:table>
      <table:table table:name="Marks_Term_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<text:s/>Hindi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<text:s text:c="4"/>Total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SUM([.B2:.F2])" office:value-type="float" office:value="235" calcext:value-type="float">
            <text:p>235</text:p>
          </table:table-cell>
          <table:table-cell table:formula="of:=([.G2]/400)*100" office:value-type="float" office:value="58.75" calcext:value-type="float">
            <text:p>58.75</text:p>
          </table:table-cell>
        </table:table-row>
        <table:table-row table:style-name="ro1">
          <table:table-cell office:value-type="string" calcext:value-type="string">
            <text:p>Shyam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SUM([.B3:.F3])" office:value-type="float" office:value="240" calcext:value-type="float">
            <text:p>240</text:p>
          </table:table-cell>
          <table:table-cell table:formula="of:=([.G3]/400)*10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ishi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SUM([.B4:.F4])" office:value-type="float" office:value="245" calcext:value-type="float">
            <text:p>245</text:p>
          </table:table-cell>
          <table:table-cell table:formula="of:=([.G4]/400)*100" office:value-type="float" office:value="61.25" calcext:value-type="float">
            <text:p>61.25</text:p>
          </table:table-cell>
        </table:table-row>
        <table:table-row table:style-name="ro1">
          <table:table-cell office:value-type="string" calcext:value-type="string">
            <text:p>Akash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SUM([.B5:.F5])" office:value-type="float" office:value="250" calcext:value-type="float">
            <text:p>250</text:p>
          </table:table-cell>
          <table:table-cell table:formula="of:=([.G5]/400)*100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Mohan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SUM([.B6:.F6])" office:value-type="float" office:value="255" calcext:value-type="float">
            <text:p>255</text:p>
          </table:table-cell>
          <table:table-cell table:formula="of:=([.G6]/400)*100" office:value-type="float" office:value="63.75" calcext:value-type="float">
            <text:p>63.75</text:p>
          </table:table-cell>
        </table:table-row>
      </table:table>
      <table:table table:name="Consolidat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<text:s/>Hindi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<text:s text:c="4"/>Total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577" calcext:value-type="float">
            <text:p>577</text:p>
          </table:table-cell>
          <table:table-cell office:value-type="float" office:value="127.15" calcext:value-type="float">
            <text:p>127.15</text:p>
          </table:table-cell>
        </table:table-row>
        <table:table-row table:style-name="ro1">
          <table:table-cell office:value-type="string" calcext:value-type="string">
            <text:p>Shyam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604" calcext:value-type="float">
            <text:p>604</text:p>
          </table:table-cell>
          <table:table-cell office:value-type="float" office:value="132.8" calcext:value-type="float">
            <text:p>132.8</text:p>
          </table:table-cell>
        </table:table-row>
        <table:table-row table:style-name="ro1">
          <table:table-cell office:value-type="string" calcext:value-type="string">
            <text:p>Rishi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587" calcext:value-type="float">
            <text:p>587</text:p>
          </table:table-cell>
          <table:table-cell office:value-type="float" office:value="129.65" calcext:value-type="float">
            <text:p>129.65</text:p>
          </table:table-cell>
        </table:table-row>
        <table:table-row table:style-name="ro1">
          <table:table-cell office:value-type="string" calcext:value-type="string">
            <text:p>Akash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494" calcext:value-type="float">
            <text:p>494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string" calcext:value-type="string">
            <text:p>Mohan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602" calcext:value-type="float">
            <text:p>602</text:p>
          </table:table-cell>
          <table:table-cell office:value-type="float" office:value="133.15" calcext:value-type="float">
            <text:p>133.15</text:p>
          </table:table-cell>
        </table:table-row>
      </table:table>
      <table:table table:name="Marks_Term 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<text:s/>Hindi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<text:s text:c="4"/>Total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SUM([.B2:.F2])" office:value-type="float" office:value="75" calcext:value-type="float">
            <text:p>75</text:p>
          </table:table-cell>
          <table:table-cell table:formula="of:=([.G2]/150)*10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ya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SUM([.B3:.F3])" office:value-type="float" office:value="80" calcext:value-type="float">
            <text:p>80</text:p>
          </table:table-cell>
          <table:table-cell table:formula="of:=([.G3]/150)*100" office:value-type="float" office:value="53.3333333333333" calcext:value-type="float">
            <text:p>53.3333333333333</text:p>
          </table:table-cell>
        </table:table-row>
        <table:table-row table:style-name="ro1">
          <table:table-cell office:value-type="string" calcext:value-type="string">
            <text:p>Mayank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SUM([.B4:.F4])" office:value-type="float" office:value="85" calcext:value-type="float">
            <text:p>85</text:p>
          </table:table-cell>
          <table:table-cell table:formula="of:=([.G4]/150)*100" office:value-type="float" office:value="56.6666666666667" calcext:value-type="float">
            <text:p>56.6666666666667</text:p>
          </table:table-cell>
        </table:table-row>
        <table:table-row table:style-name="ro1">
          <table:table-cell office:value-type="string" calcext:value-type="string">
            <text:p>Parth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SUM([.B5:.F5])" office:value-type="float" office:value="90" calcext:value-type="float">
            <text:p>90</text:p>
          </table:table-cell>
          <table:table-cell table:formula="of:=([.G5]/150)*10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ha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SUM([.B6:.F6])" office:value-type="float" office:value="95" calcext:value-type="float">
            <text:p>95</text:p>
          </table:table-cell>
          <table:table-cell table:formula="of:=([.G6]/150)*100" office:value-type="float" office:value="63.3333333333333" calcext:value-type="float">
            <text:p>63.3333333333333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/>
          <table:table-cell office:value-type="string" calcext:value-type="string">
            <text:p>ignore this sheet ,also dont try to delete</text:p>
          </table:table-cell>
          <table:table-cell table:number-columns-repeated="6"/>
        </table:table-row>
      </table:table>
      <table:table table:name="Sheet5_Scenario_1" table:style-name="ta2">
        <table:scenario table:border-color="#c0c0c0" table:copy-styles="false" table:protected="true" table:is-active="true" table:scenario-ranges="Sheet5_Scenario_1.B1:Sheet5_Scenario_1.B2" table:comment="Created by  , on 09/11/2024, 13:11:44"/>
        <table:table-column table:style-name="co1" table:number-columns-repeated="16384" table:default-cell-style-name="ce1"/>
        <table:table-row table:style-name="ro1">
          <table:table-cell/>
          <table:table-cell table:style-name="ce7" office:value-type="string" calcext:value-type="string">
            <text:p>English</text:p>
          </table:table-cell>
          <table:table-cell table:number-columns-repeated="16382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rks_Term 2_Scenario_2" table:style-name="ta2">
        <table:scenario table:border-color="#c0c0c0" table:copy-styles="false" table:protected="true" table:is-active="true" table:scenario-ranges="'Marks_Term 2_Scenario_2'.B3:'Marks_Term 2_Scenario_2'.C12" table:comment="Created by  , on 09/11/2024, 13:58:28"/>
        <table:table-column table:style-name="co1" table:number-columns-repeated="16384" table:default-cell-style-name="ce1"/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81"/>
        </table:table-row>
        <table:table-row table:style-name="ro1" table:number-rows-repeated="6">
          <table:table-cell table:number-columns-repeated="1638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cenario 4.6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COME SLAB 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x rate </text:p>
          </table:table-cell>
          <table:table-cell table:style-name="ce8" office:value-type="percentage" office:value="0.25" calcext:value-type="percentage">
            <text:p>25.00%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alary per year <text:s text:c="8"/></text:p>
          </table:table-cell>
          <table:table-cell office:value-type="float" office:value="1600000" calcext:value-type="float">
            <text:p>160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come tax</text:p>
          </table:table-cell>
          <table:table-cell table:formula="of:=[.E8]*[.E6]" office:value-type="float" office:value="400000" calcext:value-type="float">
            <text:p>400000</text:p>
          </table:table-cell>
          <table:table-cell/>
        </table:table-row>
      </table:table>
      <table:table table:name="Slab_7.5 L - 10 L" table:style-name="ta2">
        <table:scenario table:border-color="#c0c0c0" table:copy-back="false" table:copy-styles="false" table:protected="true" table:is-active="false" table:scenario-ranges="'Slab_7.5 L - 10 L'.E5:'Slab_7.5 L - 10 L'.F6" table:comment="Created by  , on 09/11/2024, 13:17:37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4"/>
          <table:table-cell office:value-type="float" office:value="750000" calcext:value-type="float">
            <text:p>750000</text:p>
          </table:table-cell>
          <table:table-cell office:value-type="float" office:value="100000" calcext:value-type="float">
            <text:p>100000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9" office:value-type="percentage" office:value="0.15" calcext:value-type="percentage">
            <text:p>15.00%</text:p>
          </table:table-cell>
          <table:table-cell table:number-columns-repeated="16379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ab_10L - 12L" table:style-name="ta2">
        <table:scenario table:border-color="#c0c0c0" table:copy-back="false" table:copy-styles="false" table:protected="true" table:is-active="false" table:scenario-ranges="'slab_10L - 12L'.E5:'slab_10L - 12L'.F6" table:comment="Created by  , on 09/11/2024, 13:20:58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1250000" calcext:value-type="float">
            <text:p>1250000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9" office:value-type="percentage" office:value="0.2" calcext:value-type="percentage">
            <text:p>20.00%</text:p>
          </table:table-cell>
          <table:table-cell table:number-columns-repeated="16379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lab_12.5L-15L" table:style-name="ta2">
        <table:scenario table:border-color="#c0c0c0" table:copy-back="false" table:copy-styles="false" table:protected="true" table:is-active="true" table:scenario-ranges="'Slab_12.5L-15L'.E5:'Slab_12.5L-15L'.F6" table:comment="Created by  , on 09/11/2024, 13:25:27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4"/>
          <table:table-cell office:value-type="float" office:value="1250000" calcext:value-type="float">
            <text:p>1250000</text:p>
          </table:table-cell>
          <table:table-cell office:value-type="float" office:value="1500000" calcext:value-type="float">
            <text:p>1500000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9" office:value-type="percentage" office:value="0.25" calcext:value-type="percentage">
            <text:p>25.00%</text:p>
          </table:table-cell>
          <table:table-cell table:number-columns-repeated="16379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,3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Result"/>
        <table:table-column table:style-name="co6" table:number-columns-repeated="2" table:default-cell-style-name="Result"/>
        <table:table-column table:style-name="co7" table:default-cell-style-name="Result"/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ENGLISH</text:p>
          </table:table-cell>
          <table:table-cell table:style-name="Default" office:value-type="string" calcext:value-type="string">
            <text:p>HINDI</text:p>
          </table:table-cell>
          <table:table-cell table:style-name="Default" office:value-type="string" calcext:value-type="string">
            <text:p>MATHS</text:p>
          </table:table-cell>
          <table:table-cell table:style-name="Default" office:value-type="string" calcext:value-type="string">
            <text:p>SCIENCE</text:p>
          </table:table-cell>
          <table:table-cell table:style-name="Default" office:value-type="string" calcext:value-type="string">
            <text:p>SOCIAL SCIENCE</text:p>
          </table:table-cell>
        </table:table-row>
        <table:table-row-group>
          <table:table-row-group>
            <table:table-row table:style-name="ro1">
              <table:table-cell/>
              <table:table-cell office:value-type="string" calcext:value-type="string">
                <text:p>10(A1)</text:p>
              </table:table-cell>
              <table:table-cell office:value-type="string" calcext:value-type="string">
                <text:p>SAURABH</text:p>
              </table:table-cell>
              <table:table-cell table:style-name="Default" office:value-type="float" office:value="14" calcext:value-type="float">
                <text:p>14</text:p>
              </table:table-cell>
              <table:table-cell table:style-name="Default" office:value-type="float" office:value="0" calcext:value-type="float">
                <text:p>0</text:p>
              </table:table-cell>
              <table:table-cell table:style-name="Default" office:value-type="float" office:value="12" calcext:value-type="float">
                <text:p>12</text:p>
              </table:table-cell>
              <table:table-cell table:number-columns-repeated="2" table:style-name="Default" office:value-type="float" office:value="6" calcext:value-type="float">
                <text:p>6</text:p>
              </table:table-cell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10(A1) Result</text:p>
            </table:table-cell>
            <table:table-cell/>
            <table:table-cell table:formula="of:=SUBTOTAL(1;[$'4,3'.$D$2:.$D$2])" office:value-type="float" office:value="14" calcext:value-type="float">
              <text:p>14</text:p>
            </table:table-cell>
            <table:table-cell table:formula="of:=SUBTOTAL(1;[$'4,3'.$E$2:.$E$2])" office:value-type="float" office:value="0" calcext:value-type="float">
              <text:p>0</text:p>
            </table:table-cell>
            <table:table-cell table:formula="of:=SUBTOTAL(1;[$'4,3'.$F$2:.$F$2])" office:value-type="float" office:value="12" calcext:value-type="float">
              <text:p>12</text:p>
            </table:table-cell>
            <table:table-cell table:formula="of:=SUBTOTAL(1;[$'4,3'.$G$2:.$G$2])" office:value-type="float" office:value="6" calcext:value-type="float">
              <text:p>6</text:p>
            </table:table-cell>
            <table:table-cell table:formula="of:=SUBTOTAL(1;[$'4,3'.$H$2:.$H$2])" office:value-type="float" office:value="6" calcext:value-type="float">
              <text:p>6</text:p>
            </table:table-cell>
          </table:table-row>
          <table:table-row-group>
            <table:table-row table:style-name="ro1">
              <table:table-cell table:style-name="Result"/>
              <table:table-cell office:value-type="string" calcext:value-type="string">
                <text:p>10(A2)</text:p>
              </table:table-cell>
              <table:table-cell office:value-type="string" calcext:value-type="string">
                <text:p>RADHA SWAMI</text:p>
              </table:table-cell>
              <table:table-cell table:style-name="Default" office:value-type="float" office:value="10" calcext:value-type="float">
                <text:p>10</text:p>
              </table:table-cell>
              <table:table-cell table:style-name="Default" office:value-type="float" office:value="9" calcext:value-type="float">
                <text:p>9</text:p>
              </table:table-cell>
              <table:table-cell table:style-name="Default" office:value-type="float" office:value="3" calcext:value-type="float">
                <text:p>3</text:p>
              </table:table-cell>
              <table:table-cell table:style-name="Default" office:value-type="float" office:value="0" calcext:value-type="float">
                <text:p>0</text:p>
              </table:table-cell>
              <table:table-cell table:style-name="Default" office:value-type="float" office:value="2" calcext:value-type="float">
                <text:p>2</text:p>
              </table:table-cell>
            </table:table-row>
            <table:table-row table:style-name="ro1">
              <table:table-cell/>
              <table:table-cell office:value-type="string" calcext:value-type="string">
                <text:p>10(A2)</text:p>
              </table:table-cell>
              <table:table-cell office:value-type="string" calcext:value-type="string">
                <text:p>ANANT</text:p>
              </table:table-cell>
              <table:table-cell table:style-name="Default" office:value-type="float" office:value="45" calcext:value-type="float">
                <text:p>45</text:p>
              </table:table-cell>
              <table:table-cell table:style-name="Default" office:value-type="float" office:value="78" calcext:value-type="float">
                <text:p>78</text:p>
              </table:table-cell>
              <table:table-cell table:style-name="Default" office:value-type="float" office:value="9" calcext:value-type="float">
                <text:p>9</text:p>
              </table:table-cell>
              <table:table-cell table:style-name="Default" office:value-type="float" office:value="67" calcext:value-type="float">
                <text:p>67</text:p>
              </table:table-cell>
              <table:table-cell table:style-name="Default" office:value-type="float" office:value="9" calcext:value-type="float">
                <text:p>9</text:p>
              </table:table-cell>
            </table:table-row>
            <table:table-row table:style-name="ro1">
              <table:table-cell table:style-name="Result"/>
              <table:table-cell office:value-type="string" calcext:value-type="string">
                <text:p>10(A2)</text:p>
              </table:table-cell>
              <table:table-cell office:value-type="string" calcext:value-type="string">
                <text:p>SUNIL</text:p>
              </table:table-cell>
              <table:table-cell table:style-name="Default" office:value-type="float" office:value="0" calcext:value-type="float">
                <text:p>0</text:p>
              </table:table-cell>
              <table:table-cell table:style-name="Default" office:value-type="float" office:value="1" calcext:value-type="float">
                <text:p>1</text:p>
              </table:table-cell>
              <table:table-cell table:style-name="Default" office:value-type="float" office:value="0" calcext:value-type="float">
                <text:p>0</text:p>
              </table:table-cell>
              <table:table-cell table:style-name="Default" office:value-type="float" office:value="15" calcext:value-type="float">
                <text:p>15</text:p>
              </table:table-cell>
              <table:table-cell table:style-name="Default" office:value-type="float" office:value="4" calcext:value-type="float">
                <text:p>4</text:p>
              </table:table-cell>
            </table:table-row>
            <table:table-row table:style-name="ro1">
              <table:table-cell/>
              <table:table-cell office:value-type="string" calcext:value-type="string">
                <text:p>10(A2)</text:p>
              </table:table-cell>
              <table:table-cell office:value-type="string" calcext:value-type="string">
                <text:p>SNEHA</text:p>
              </table:table-cell>
              <table:table-cell table:style-name="Default" office:value-type="float" office:value="36" calcext:value-type="float">
                <text:p>36</text:p>
              </table:table-cell>
              <table:table-cell table:style-name="Default" office:value-type="float" office:value="87" calcext:value-type="float">
                <text:p>87</text:p>
              </table:table-cell>
              <table:table-cell table:style-name="Default" office:value-type="float" office:value="89" calcext:value-type="float">
                <text:p>89</text:p>
              </table:table-cell>
              <table:table-cell table:style-name="Default" office:value-type="float" office:value="76" calcext:value-type="float">
                <text:p>76</text:p>
              </table:table-cell>
              <table:table-cell table:style-name="Default" office:value-type="float" office:value="56" calcext:value-type="float">
                <text:p>56</text:p>
              </table:table-cell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10(A2) Result</text:p>
            </table:table-cell>
            <table:table-cell/>
            <table:table-cell table:formula="of:=SUBTOTAL(1;[$'4,3'.$D$4:.$D$7])" office:value-type="float" office:value="22.75" calcext:value-type="float">
              <text:p>22.75</text:p>
            </table:table-cell>
            <table:table-cell table:formula="of:=SUBTOTAL(1;[$'4,3'.$E$4:.$E$7])" office:value-type="float" office:value="43.75" calcext:value-type="float">
              <text:p>43.75</text:p>
            </table:table-cell>
            <table:table-cell table:formula="of:=SUBTOTAL(1;[$'4,3'.$F$4:.$F$7])" office:value-type="float" office:value="25.25" calcext:value-type="float">
              <text:p>25.25</text:p>
            </table:table-cell>
            <table:table-cell table:formula="of:=SUBTOTAL(1;[$'4,3'.$G$4:.$G$7])" office:value-type="float" office:value="39.5" calcext:value-type="float">
              <text:p>39.5</text:p>
            </table:table-cell>
            <table:table-cell table:formula="of:=SUBTOTAL(1;[$'4,3'.$H$4:.$H$7])" office:value-type="float" office:value="17.75" calcext:value-type="float">
              <text:p>17.75</text:p>
            </table:table-cell>
          </table:table-row>
          <table:table-row-group>
            <table:table-row table:style-name="ro1">
              <table:table-cell table:style-name="Result"/>
              <table:table-cell office:value-type="string" calcext:value-type="string">
                <text:p>10(A3)</text:p>
              </table:table-cell>
              <table:table-cell office:value-type="string" calcext:value-type="string">
                <text:p>AMIT</text:p>
              </table:table-cell>
              <table:table-cell table:style-name="Default" office:value-type="float" office:value="49" calcext:value-type="float">
                <text:p>49</text:p>
              </table:table-cell>
              <table:table-cell table:style-name="Default" office:value-type="float" office:value="89" calcext:value-type="float">
                <text:p>89</text:p>
              </table:table-cell>
              <table:table-cell table:style-name="Default" office:value-type="float" office:value="65" calcext:value-type="float">
                <text:p>65</text:p>
              </table:table-cell>
              <table:table-cell table:style-name="Default" office:value-type="float" office:value="67" calcext:value-type="float">
                <text:p>67</text:p>
              </table:table-cell>
              <table:table-cell table:style-name="Default" office:value-type="float" office:value="90" calcext:value-type="float">
                <text:p>90</text:p>
              </table:table-cell>
            </table:table-row>
          </table:table-row-group>
          <table:table-row table:style-name="ro1">
            <table:table-cell table:style-name="Result"/>
            <table:table-cell table:style-name="Result" office:value-type="string" calcext:value-type="string">
              <text:p>10(A3) Result</text:p>
            </table:table-cell>
            <table:table-cell/>
            <table:table-cell table:formula="of:=SUBTOTAL(1;[$'4,3'.$D$9:.$D$9])" office:value-type="float" office:value="49" calcext:value-type="float">
              <text:p>49</text:p>
            </table:table-cell>
            <table:table-cell table:formula="of:=SUBTOTAL(1;[$'4,3'.$E$9:.$E$9])" office:value-type="float" office:value="89" calcext:value-type="float">
              <text:p>89</text:p>
            </table:table-cell>
            <table:table-cell table:formula="of:=SUBTOTAL(1;[$'4,3'.$F$9:.$F$9])" office:value-type="float" office:value="65" calcext:value-type="float">
              <text:p>65</text:p>
            </table:table-cell>
            <table:table-cell table:formula="of:=SUBTOTAL(1;[$'4,3'.$G$9:.$G$9])" office:value-type="float" office:value="67" calcext:value-type="float">
              <text:p>67</text:p>
            </table:table-cell>
            <table:table-cell table:formula="of:=SUBTOTAL(1;[$'4,3'.$H$9:.$H$9])" office:value-type="float" office:value="90" calcext:value-type="float">
              <text:p>90</text:p>
            </table:table-cell>
          </table:table-row>
          <table:table-row-group>
            <table:table-row table:style-name="ro1">
              <table:table-cell/>
              <table:table-cell office:value-type="string" calcext:value-type="string">
                <text:p>10(A4)</text:p>
              </table:table-cell>
              <table:table-cell office:value-type="string" calcext:value-type="string">
                <text:p>SHEWTA</text:p>
              </table:table-cell>
              <table:table-cell table:style-name="Default" office:value-type="float" office:value="78" calcext:value-type="float">
                <text:p>78</text:p>
              </table:table-cell>
              <table:table-cell table:style-name="Default" office:value-type="float" office:value="67" calcext:value-type="float">
                <text:p>67</text:p>
              </table:table-cell>
              <table:table-cell table:style-name="Default" office:value-type="float" office:value="89" calcext:value-type="float">
                <text:p>89</text:p>
              </table:table-cell>
              <table:table-cell table:style-name="Default" office:value-type="float" office:value="9" calcext:value-type="float">
                <text:p>9</text:p>
              </table:table-cell>
              <table:table-cell table:style-name="Default" office:value-type="float" office:value="65" calcext:value-type="float">
                <text:p>65</text:p>
              </table:table-cell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10(A4) Result</text:p>
            </table:table-cell>
            <table:table-cell/>
            <table:table-cell table:formula="of:=SUBTOTAL(1;[$'4,3'.$D$11:.$D$11])" office:value-type="float" office:value="78" calcext:value-type="float">
              <text:p>78</text:p>
            </table:table-cell>
            <table:table-cell table:formula="of:=SUBTOTAL(1;[$'4,3'.$E$11:.$E$11])" office:value-type="float" office:value="67" calcext:value-type="float">
              <text:p>67</text:p>
            </table:table-cell>
            <table:table-cell table:formula="of:=SUBTOTAL(1;[$'4,3'.$F$11:.$F$11])" office:value-type="float" office:value="89" calcext:value-type="float">
              <text:p>89</text:p>
            </table:table-cell>
            <table:table-cell table:formula="of:=SUBTOTAL(1;[$'4,3'.$G$11:.$G$11])" office:value-type="float" office:value="9" calcext:value-type="float">
              <text:p>9</text:p>
            </table:table-cell>
            <table:table-cell table:formula="of:=SUBTOTAL(1;[$'4,3'.$H$11:.$H$11])" office:value-type="float" office:value="65" calcext:value-type="float">
              <text:p>65</text:p>
            </table:table-cell>
          </table:table-row>
          <table:table-row-group>
            <table:table-row table:style-name="ro1">
              <table:table-cell table:style-name="Result"/>
              <table:table-cell office:value-type="string" calcext:value-type="string">
                <text:p>10(A5)</text:p>
              </table:table-cell>
              <table:table-cell office:value-type="string" calcext:value-type="string">
                <text:p>SACHIN</text:p>
              </table:table-cell>
              <table:table-cell table:style-name="Default" office:value-type="float" office:value="56" calcext:value-type="float">
                <text:p>56</text:p>
              </table:table-cell>
              <table:table-cell table:style-name="Default" office:value-type="float" office:value="87" calcext:value-type="float">
                <text:p>87</text:p>
              </table:table-cell>
              <table:table-cell table:style-name="Default" office:value-type="float" office:value="76" calcext:value-type="float">
                <text:p>76</text:p>
              </table:table-cell>
              <table:table-cell table:number-columns-repeated="2" table:style-name="Default" office:value-type="float" office:value="87" calcext:value-type="float">
                <text:p>87</text:p>
              </table:table-cell>
            </table:table-row>
            <table:table-row table:style-name="ro1">
              <table:table-cell/>
              <table:table-cell office:value-type="string" calcext:value-type="string">
                <text:p>10(A5)</text:p>
              </table:table-cell>
              <table:table-cell office:value-type="string" calcext:value-type="string">
                <text:p>SUMIT</text:p>
              </table:table-cell>
              <table:table-cell table:style-name="Default" office:value-type="float" office:value="65" calcext:value-type="float">
                <text:p>65</text:p>
              </table:table-cell>
              <table:table-cell table:style-name="Default" office:value-type="float" office:value="56" calcext:value-type="float">
                <text:p>56</text:p>
              </table:table-cell>
              <table:table-cell table:style-name="Default" office:value-type="float" office:value="90" calcext:value-type="float">
                <text:p>90</text:p>
              </table:table-cell>
              <table:table-cell table:style-name="Default" office:value-type="float" office:value="77" calcext:value-type="float">
                <text:p>77</text:p>
              </table:table-cell>
              <table:table-cell table:style-name="Default" office:value-type="float" office:value="1" calcext:value-type="float">
                <text:p>1</text:p>
              </table:table-cell>
            </table:table-row>
          </table:table-row-group>
        </table:table-row-group>
        <table:table-row table:style-name="ro1">
          <table:table-cell/>
          <table:table-cell table:style-name="Result" office:value-type="string" calcext:value-type="string">
            <text:p>10(A5) Result</text:p>
          </table:table-cell>
          <table:table-cell/>
          <table:table-cell table:formula="of:=SUBTOTAL(1;[$'4,3'.$D$13:.$D$14])" office:value-type="float" office:value="60.5" calcext:value-type="float">
            <text:p>60.5</text:p>
          </table:table-cell>
          <table:table-cell table:formula="of:=SUBTOTAL(1;[$'4,3'.$E$13:.$E$14])" office:value-type="float" office:value="71.5" calcext:value-type="float">
            <text:p>71.5</text:p>
          </table:table-cell>
          <table:table-cell table:formula="of:=SUBTOTAL(1;[$'4,3'.$F$13:.$F$14])" office:value-type="float" office:value="83" calcext:value-type="float">
            <text:p>83</text:p>
          </table:table-cell>
          <table:table-cell table:formula="of:=SUBTOTAL(1;[$'4,3'.$G$13:.$G$14])" office:value-type="float" office:value="82" calcext:value-type="float">
            <text:p>82</text:p>
          </table:table-cell>
          <table:table-cell table:formula="of:=SUBTOTAL(1;[$'4,3'.$H$13:.$H$14])" office:value-type="float" office:value="44" calcext:value-type="float">
            <text:p>44</text:p>
          </table:table-cell>
        </table:table-row>
        <table:table-row table:style-name="ro1">
          <table:table-cell/>
          <table:table-cell table:style-name="Result" office:value-type="string" calcext:value-type="string">
            <text:p>Grand Average</text:p>
          </table:table-cell>
          <table:table-cell/>
          <table:table-cell table:formula="of:=SUBTOTAL(1;[$'4,3'.$D$2:.$D$14])" office:value-type="float" office:value="39.2222222222222" calcext:value-type="float">
            <text:p>39.2222222222222</text:p>
          </table:table-cell>
          <table:table-cell table:formula="of:=SUBTOTAL(1;[$'4,3'.$E$2:.$E$14])" office:value-type="float" office:value="52.6666666666667" calcext:value-type="float">
            <text:p>52.6666666666667</text:p>
          </table:table-cell>
          <table:table-cell table:formula="of:=SUBTOTAL(1;[$'4,3'.$F$2:.$F$14])" office:value-type="float" office:value="48.1111111111111" calcext:value-type="float">
            <text:p>48.1111111111111</text:p>
          </table:table-cell>
          <table:table-cell table:formula="of:=SUBTOTAL(1;[$'4,3'.$G$2:.$G$14])" office:value-type="float" office:value="44.8888888888889" calcext:value-type="float">
            <text:p>44.8888888888889</text:p>
          </table:table-cell>
          <table:table-cell table:formula="of:=SUBTOTAL(1;[$'4,3'.$H$2:.$H$14])" office:value-type="float" office:value="35.5555555555556" calcext:value-type="float">
            <text:p>35.5555555555556</text:p>
          </table:table-cell>
        </table:table-row>
        <table:table-row table:style-name="ro1">
          <table:table-cell table:style-name="Result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Result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Result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Result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Result"/>
          <table:table-cell table:number-columns-repeated="7"/>
        </table:table-row>
        <table:table-row table:style-name="ro1">
          <table:table-cell table:style-name="Result"/>
          <table:table-cell table:number-columns-repeated="7"/>
        </table:table-row>
      </table:table>
      <table:table table:name="4.8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lling Pric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nnual Sale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t Pric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MULTIPLE.OPERATIONS([.D$8];[.$D$7];[.$F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ks Sold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MULTIPLE.OPERATIONS([.D$8];[.$D$7];[.$F7])" office:value-type="float" office:value="80000" calcext:value-type="float">
            <text:p>8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fit</text:p>
          </table:table-cell>
          <table:table-cell table:formula="of:=([.D5]-[.D6])*[.D7]" office:value-type="float" office:value="16000" calcext:value-type="float">
            <text:p>1600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MULTIPLE.OPERATIONS([.D$8];[.$D$7];[.$F8])" office:value-type="float" office:value="120000" calcext:value-type="float">
            <text:p>120000</text:p>
          </table:table-cell>
        </table:table-row>
        <table:table-row table:style-name="ro1">
          <table:table-cell table:number-columns-repeated="5"/>
          <table:table-cell office:value-type="float" office:value="2000" calcext:value-type="float">
            <text:p>2000</text:p>
          </table:table-cell>
          <table:table-cell table:formula="of:=MULTIPLE.OPERATIONS([.D$8];[.$D$7];[.$F9])" office:value-type="float" office:value="160000" calcext:value-type="float">
            <text:p>160000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table:formula="of:=MULTIPLE.OPERATIONS([.D$8];[.$D$7];[.$F10])" office:value-type="float" office:value="200000" calcext:value-type="float">
            <text:p>200000</text:p>
          </table:table-cell>
        </table:table-row>
        <table:table-row table:style-name="ro1">
          <table:table-cell table:number-columns-repeated="5"/>
          <table:table-cell office:value-type="float" office:value="3000" calcext:value-type="float">
            <text:p>3000</text:p>
          </table:table-cell>
          <table:table-cell table:formula="of:=MULTIPLE.OPERATIONS([.D$8];[.$D$7];[.$F11])" office:value-type="float" office:value="240000" calcext:value-type="float">
            <text:p>240000</text:p>
          </table:table-cell>
        </table:table-row>
        <table:table-row table:style-name="ro1">
          <table:table-cell table:number-columns-repeated="5"/>
          <table:table-cell office:value-type="float" office:value="3500" calcext:value-type="float">
            <text:p>3500</text:p>
          </table:table-cell>
          <table:table-cell table:formula="of:=MULTIPLE.OPERATIONS([.D$8];[.$D$7];[.$F12])" office:value-type="float" office:value="280000" calcext:value-type="float">
            <text:p>280000</text:p>
          </table:table-cell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table:formula="of:=MULTIPLE.OPERATIONS([.D$8];[.$D$7];[.$F13])" office:value-type="float" office:value="320000" calcext:value-type="float">
            <text:p>320000</text:p>
          </table:table-cell>
        </table:table-row>
        <table:table-row table:style-name="ro1">
          <table:table-cell table:number-columns-repeated="5"/>
          <table:table-cell office:value-type="float" office:value="4500" calcext:value-type="float">
            <text:p>4500</text:p>
          </table:table-cell>
          <table:table-cell table:formula="of:=MULTIPLE.OPERATIONS([.D$8];[.$D$7];[.$F14])" office:value-type="float" office:value="360000" calcext:value-type="float">
            <text:p>360000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table:formula="of:=MULTIPLE.OPERATIONS([.D$8];[.$D$7];[.$F15])" office:value-type="float" office:value="400000" calcext:value-type="float">
            <text:p>400000</text:p>
          </table:table-cell>
        </table:table-row>
      </table:table>
      <table:table table:name="4.10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<text:s/>Quantity sold</text:p>
          </table:table-cell>
          <table:table-cell office:value-type="string" calcext:value-type="string">
            <text:p>Amou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ap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formula="of:=[.B2]*[.C2]" office:value-type="float" office:value="11250" calcext:value-type="float">
            <text:p>11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mpoo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[.B3]*[.C3]" office:value-type="float" office:value="24000" calcext:value-type="float">
            <text:p>2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lc</text:p>
          </table:table-cell>
          <table:table-cell office:value-type="float" office:value="250" calcext:value-type="float">
            <text:p>250</text:p>
          </table:table-cell>
          <table:table-cell office:value-type="float" office:value="59" calcext:value-type="float">
            <text:p>59</text:p>
          </table:table-cell>
          <table:table-cell table:formula="of:=[.B4]*[.C4]" office:value-type="float" office:value="14750" calcext:value-type="float">
            <text:p>14750</text:p>
          </table:table-cell>
          <table:table-cell table:number-columns-repeated="4"/>
          <table:table-cell office:value-type="string" calcext:value-type="string">
            <text:p>Before Goal Seek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amount</text:p>
          </table:table-cell>
          <table:table-cell table:number-columns-repeated="2"/>
          <table:table-cell table:formula="of:=SUM([.D2:.D4])" office:value-type="float" office:value="50000" calcext:value-type="float">
            <text:p>500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tem 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<text:s/>Quantity sold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oap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formula="of:=[.K9]*[.L9]" office:value-type="float" office:value="11250" calcext:value-type="float">
            <text:p>1125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hampoo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formula="of:=[.K10]*[.L10]" office:value-type="float" office:value="24000" calcext:value-type="float">
            <text:p>240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alc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K11]*[.L1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amount</text:p>
          </table:table-cell>
          <table:table-cell table:number-columns-repeated="2"/>
          <table:table-cell table:formula="of:=SUM([.M9:.M11])" office:value-type="float" office:value="35250" calcext:value-type="float">
            <text:p>35250</text:p>
          </table:table-cell>
        </table:table-row>
      </table:table>
      <table:named-expressions/>
      <table:database-ranges>
        <table:database-range table:name="__Anonymous_DB__1" table:target-range-address="'4,3'.B1:'4,3'.H16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3" table:function="average"/>
              <table:subtotal-field table:field-number="4" table:function="average"/>
              <table:subtotal-field table:field-number="5" table:function="average"/>
              <table:subtotal-field table:field-number="6" table:function="average"/>
              <table:subtotal-field table:field-number="7" table:function="average"/>
            </table:subtotal-rule>
          </table:subtotal-rules>
        </table:database-range>
      </table:database-ranges>
      <table:consolidation table:function="sum" table:source-cell-range-addresses="'Marks_Term 1'.A1:'Marks_Term 1'.H6 Marks_Term_2.A1:Marks_Term_2.H6 'Marks_Term 1'.A1:'Marks_Term 1'.A1 'Marks_Term 1'.A1:'Marks_Term 1'.A1 'Marks_Term 1'.A1:'Marks_Term 1'.A1" table:target-cell-address="Consolidate.A1" table:use-label="both"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00:09:09.5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1:50:41.803000000</meta:creation-date>
    <dc:date>2024-11-10T00:13:30.006000000</dc:date>
    <meta:editing-duration>PT21M37S</meta:editing-duration>
    <meta:editing-cycles>6</meta:editing-cycles>
    <meta:generator>LibreOffice/24.2.6.2$Windows_X86_64 LibreOffice_project/ef66aa7e36a1bb8e65bfbc63aba53045a14d0871</meta:generator>
    <meta:document-statistic meta:table-count="13" meta:cell-count="393" meta:object-count="0"/>
  </office:meta>
</office:document-meta>
</file>